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2000000020EC3B644C412E328F.png" manifest:media-type="image/png"/>
  <manifest:file-entry manifest:full-path="Pictures/10001A820000034F0000034F6F6873DFF70DC271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Jost" svg:font-family="Jost, sans-serif"/>
    <style:font-face style:name="Liberation Serif1" svg:font-family="'Liberation Serif'"/>
    <style:font-face style:name="Lohit Hindi2" svg:font-family="'Lohit Hindi'"/>
    <style:font-face style:name="Open Sans" svg:font-family="'Open Sans', sans-serif"/>
    <style:font-face style:name="PT Serif" svg:font-family="'PT Serif', sans-serif"/>
    <style:font-face style:name="sans-serif" svg:font-family="sans-serif"/>
    <style:font-face style:name="Open sans" svg:font-family="'Open sans'" style:font-family-generic="swiss"/>
    <style:font-face style:name="Cantarell Light" svg:font-family="'Cantarell Light'" style:font-pitch="variable"/>
    <style:font-face style:name="Liberation Serif2" svg:font-family="'Liberation Serif'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05b05" style:font-weight-asian="normal" style:font-weight-complex="normal"/>
    </style:style>
    <style:style style:name="P2" style:family="paragraph" style:parent-style-name="Text_20_body">
      <style:text-properties fo:font-variant="normal" fo:text-transform="none" fo:color="#555555" loext:opacity="100%" style:font-name="Open Sans" fo:font-size="9.75pt" fo:letter-spacing="normal" fo:font-style="normal" fo:font-weight="normal" officeooo:rsid="00647e11" officeooo:paragraph-rsid="00647e11" style:font-size-asian="12pt" style:font-weight-asian="normal" style:font-size-complex="12pt" style:font-weight-complex="normal"/>
    </style:style>
    <style:style style:name="P3" style:family="paragraph" style:parent-style-name="Text_20_body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647e11" officeooo:paragraph-rsid="00647e11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675c62" style:font-size-asian="12pt" style:font-size-complex="12pt"/>
    </style:style>
    <style:style style:name="P5" style:family="paragraph" style:parent-style-name="Text_20_body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680cf9" officeooo:paragraph-rsid="00680cf9" style:font-size-asian="12pt" style:font-size-complex="12pt"/>
    </style:style>
    <style:style style:name="P6" style:family="paragraph" style:parent-style-name="Text_20_body">
      <style:text-properties style:use-window-font-color="true" loext:opacity="0%" style:font-name="Liberation Serif" fo:font-size="12pt" officeooo:paragraph-rsid="00647e11" style:font-size-asian="12pt" style:font-size-complex="12pt"/>
    </style:style>
    <style:style style:name="P7" style:family="paragraph" style:parent-style-name="Text_20_body">
      <style:text-properties style:use-window-font-color="true" loext:opacity="0%" style:font-name="Liberation Serif" fo:font-size="12pt" officeooo:rsid="00675c62" officeooo:paragraph-rsid="00675c62" style:font-size-asian="12pt" style:font-size-complex="12pt"/>
    </style:style>
    <style:style style:name="P8" style:family="paragraph" style:parent-style-name="Text_20_body">
      <style:text-properties officeooo:rsid="006b10c5" officeooo:paragraph-rsid="006b10c5"/>
    </style:style>
    <style:style style:name="P9" style:family="paragraph" style:parent-style-name="Text_20_body">
      <style:text-properties officeooo:paragraph-rsid="006c0af5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fo:background-color="#ffffff" loext:char-shading-value="0" loext:padding="0in" loext:border="none"/>
    </style:style>
    <style:style style:name="T4" style:family="text">
      <style:text-properties officeooo:rsid="00675c62"/>
    </style:style>
    <style:style style:name="T5" style:family="text">
      <style:text-properties officeooo:rsid="006b10c5"/>
    </style:style>
    <style:style style:name="T6" style:family="text">
      <style:text-properties officeooo:rsid="006c0af5"/>
    </style:style>
    <style:style style:name="T7" style:family="text">
      <style:text-properties fo:color="#202122" loext:opacity="100%" style:font-name="sans-serif" fo:font-size="10.5pt" fo:letter-spacing="normal" fo:font-style="italic" fo:font-weight="bold"/>
    </style:style>
    <style:style style:name="T8" style:family="text">
      <style:text-properties fo:color="#202122" loext:opacity="100%" style:font-name="sans-serif" fo:font-size="10.5pt" fo:letter-spacing="normal" fo:font-style="italic" fo:font-weight="normal" style:font-weight-asian="normal" style:font-weight-complex="normal"/>
    </style:style>
    <style:style style:name="T9" style:family="text">
      <style:text-properties fo:color="#202122" loext:opacity="100%" style:font-name="sans-serif" fo:font-size="10.5pt" fo:letter-spacing="normal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202122" loext:opacity="100%" style:font-name="Liberation Serif" fo:font-size="10.5pt" fo:letter-spacing="normal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202122" loext:opacity="100%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202122" loext:opacity="100%" style:font-name="Liberation Serif" fo:font-size="12pt" fo:letter-spacing="normal" fo:font-style="normal" fo:font-weight="normal" officeooo:rsid="006c0af5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T14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2.928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2" draw:name="Shape1" draw:style-name="gr1"><draw:frame draw:style-name="gr2" draw:text-style-name="P11" svg:width="0.428in" svg:height="0.1925in" svg:x="0in" svg:y="0.0008in"><draw:text-box><text:p text:style-name="P10"><text:span text:style-name="T13">Nama</text:span></text:p></draw:text-box></draw:frame><draw:frame draw:style-name="gr3" draw:text-style-name="P11" svg:width="1.0024in" svg:height="0.1925in" svg:x="0.9846in" svg:y="0.0008in"><draw:text-box><text:p text:style-name="P10"><text:span text:style-name="T13">: Eko Saputra</text:span></text:p></draw:text-box></draw:frame><draw:frame draw:style-name="gr4" draw:text-style-name="P11" svg:width="0.3449in" svg:height="0.1925in" svg:x="0in" svg:y="0.2217in"><draw:text-box><text:p text:style-name="P10"><text:span text:style-name="T13">NIM</text:span></text:p></draw:text-box></draw:frame><draw:frame draw:style-name="gr5" draw:text-style-name="P11" svg:width="0.8488in" svg:height="0.1925in" svg:x="0.9846in" svg:y="0.2217in"><draw:text-box><text:p text:style-name="P10"><text:span text:style-name="T13">: 201420001</text:span></text:p></draw:text-box></draw:frame><draw:frame draw:style-name="gr6" draw:text-style-name="P11" svg:width="0.6642in" svg:height="0.1925in" svg:x="0in" svg:y="0.4409in"><draw:text-box><text:p text:style-name="P10"><text:span text:style-name="T13">Fakultas </text:span></text:p></draw:text-box></draw:frame><draw:frame draw:style-name="gr7" draw:text-style-name="P11" svg:width="1.224in" svg:height="0.1925in" svg:x="0.9846in" svg:y="0.4409in"><draw:text-box><text:p text:style-name="P10"><text:span text:style-name="T13">: Ilmu Komputer</text:span></text:p></draw:text-box></draw:frame><draw:frame draw:style-name="gr8" draw:text-style-name="P11" svg:width="1.4689in" svg:height="0.3843in" svg:x="0in" svg:y="0.6618in"><draw:text-box><text:p text:style-name="P10"><text:span text:style-name="T13">Prodi</text:span></text:p><text:p text:style-name="P10"><text:span text:style-name="T13">Kelas</text:span><text:span text:style-name="T13"><text:tab/></text:span><text:span text:style-name="T13"><text:tab/></text:span><text:span text:style-name="T13"><text:tab/></text:span><text:span text:style-name="T13">: IF2A</text:span></text:p></draw:text-box></draw:frame><draw:frame draw:style-name="gr9" draw:text-style-name="P11" svg:width="1.5213in" svg:height="0.1925in" svg:x="0.9846in" svg:y="0.6618in"><draw:text-box><text:p text:style-name="P10"><text:span text:style-name="T13">: Teknik Informatika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3">Berikan penjelasan dan perbedaan dari ketiga contoh virtual machine di bawah ini :</text:p>
      <text:p text:style-name="P2"/>
      <text:p text:style-name="P3">1. Virtual PC</text:p>
      <text:p text:style-name="P6"><text:span text:style-name="T3">Virtual PC </text:span><text:span text:style-name="T2">merupakan </text:span><text:span text:style-name="T3">virtual machine </text:span><text:span text:style-name="T2">untuk </text:span><text:span text:style-name="T3">windows </text:span><text:span text:style-name="T2">yang memungkinkan untuk membuat komputer di dalam komputer.</text:span></text:p>
      <text:p text:style-name="P6"><text:span text:style-name="T2"/></text:p>
      <text:p text:style-name="P7"><text:span text:style-name="T2">2. VMware</text:span></text:p>
      <text:p text:style-name="P4"><text:span text:style-name="T4">VMware adalah software yang memungkinkan untuk membuat virtualisasi server, komputer, sistem operasi, storage device, aplikasi, dan networks. </text:span>membuat komputer virtual di dalam komputer fisik, serta menjalankan sistem operasi didalam sistem operasi lainnya.</text:p>
      <text:p text:style-name="P5"/>
      <text:p text:style-name="P5">3. VirtualBox</text:p>
      <text:p text:style-name="P5">VirtualBox adalah aplikasi open source yang berkaitan dengan Virtualisasi. Virtualisasi yang dimaksud adalah membuat mesin PC virtual yang bisa berjalan secara independen di atas sistem operasi utama.</text:p>
      <text:p text:style-name="Text_20_body"/>
      <text:p text:style-name="P8">Perbedaan :</text:p>
      <text:p text:style-name="P9"><text:span text:style-name="T5">Perbedaan antara ketiga tools di atas adalah VirtualPC hanya di tujukan kepada pengguna Microsoft Windows saja, sedangkan VMware dan VirtualBox menggunakan sistem Corss-platform bisa di gunakan di sistem operasi apa saja ( Windows, Mac OS, GNU/Linux ), </text:span><text:span text:style-name="T6">dan perbedaan antara ketiga tools tersebut berada pada lisensi nya (VirtualPC = Close Source, VMware = </text:span><text:span text:style-name="T11">proprietary, </text:span><text:span text:style-name="T12">VirtualBox = Open Source </text:span><text:span text:style-name="T6">).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Jost" svg:font-family="Jost, sans-serif"/>
    <style:font-face style:name="Liberation Serif1" svg:font-family="'Liberation Serif'"/>
    <style:font-face style:name="Lohit Hindi2" svg:font-family="'Lohit Hindi'"/>
    <style:font-face style:name="Open Sans" svg:font-family="'Open Sans', sans-serif"/>
    <style:font-face style:name="PT Serif" svg:font-family="'PT Serif', sans-serif"/>
    <style:font-face style:name="sans-serif" svg:font-family="sans-serif"/>
    <style:font-face style:name="Open sans" svg:font-family="'Open sans'" style:font-family-generic="swiss"/>
    <style:font-face style:name="Cantarell Light" svg:font-family="'Cantarell Light'" style:font-pitch="variable"/>
    <style:font-face style:name="Liberation Serif2" svg:font-family="'Liberation Serif'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2.928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text:anchor-type="paragraph" draw:z-index="0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2010000002000000020EC3B644C412E328F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1" draw:name="Shape2" draw:style-name="Mgr2" draw:text-style-name="MP3" svg:width="2.9287in" svg:height="0.3843in" svg:x="0.0839in" svg:y="0.0008in"><draw:text-box><text:p text:style-name="MP2"><text:span text:style-name="MT1"><text:s text:c="2"/></text:span><text:span text:style-name="MT1">Eko Saputra | SO SM2 16MAR2021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0.4.2$Linux_X86_64 LibreOffice_project/00$Build-2</meta:generator>
    <dc:date>2021-03-16T08:37:47.712409908</dc:date>
    <meta:editing-duration>PT5H23M24S</meta:editing-duration>
    <meta:editing-cycles>83</meta:editing-cycles>
    <meta:document-statistic meta:table-count="0" meta:image-count="0" meta:object-count="0" meta:page-count="1" meta:paragraph-count="9" meta:word-count="155" meta:character-count="1091" meta:non-whitespace-character-count="944"/>
  </office:meta>
</office:document-meta>
</file>